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Orbital Optimization in VB</text:p>
          </draw:text-box>
        </draw:frame>
        <draw:frame presentation:style-name="pr2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17T09:32:27</meta:creation-date>
    <dc:date>2013-08-17T09:53:10</dc:date>
    <meta:editing-duration>P0D</meta:editing-duration>
    <meta:editing-cycles>1</meta:editing-cycles>
    <meta:document-statistic meta:object-count="25"/>
    <meta:generator>LibreOffice/3.6$MacOSX_x86 LibreOffice_project/5b93205-6e6b3fc-7830f6d-c08ad66-1d9bf4</meta:generator>
  </office:meta>
</office:document-meta>
</file>